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n_teach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pid</text:p>
          </table:table-cell>
          <table:table-cell office:value-type="string" table:style-name="ce1">
            <text:p>ccode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H10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H10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H20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H30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U101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U20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U20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U307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U407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FR101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FR102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FR205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FR401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H101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H102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H201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H202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ST101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ST102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ST205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EL105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EL207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EL30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EL405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DR101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DR106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DR206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DR40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R205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R206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R303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R402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A101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A205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A306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A308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A309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S31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S32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S36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S41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S450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MA101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MA103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MA204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MA205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ST101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ST203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ST205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EL101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EL206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EL303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EL309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EL405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DR101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DR106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DR205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DR303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MU101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MU103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MU20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MU30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MU307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S101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S102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S201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S202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GE101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GE201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GE301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103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105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108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201</text:p>
          </table:table-cell>
          <table:table-cell table:number-columns-repeated="16382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A101</text:p>
          </table:table-cell>
          <table:table-cell table:number-columns-repeated="16382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A103</text:p>
          </table:table-cell>
          <table:table-cell table:number-columns-repeated="16382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A308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ST101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ST102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ST203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ST306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PH101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PH103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PH206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PH208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CS101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CS102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CS103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CS201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CS207</text:p>
          </table:table-cell>
          <table:table-cell table:number-columns-repeated="16382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MA102</text:p>
          </table:table-cell>
          <table:table-cell table:number-columns-repeated="16382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MA204</text:p>
          </table:table-cell>
          <table:table-cell table:number-columns-repeated="16382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MA306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MA102</text:p>
          </table:table-cell>
          <table:table-cell table:number-columns-repeated="16382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CS202</text:p>
          </table:table-cell>
          <table:table-cell table:number-columns-repeated="16382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CS310</text:p>
          </table:table-cell>
          <table:table-cell table:number-columns-repeated="16382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CS360</text:p>
          </table:table-cell>
          <table:table-cell table:number-columns-repeated="16382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CS410</text:p>
          </table:table-cell>
          <table:table-cell table:number-columns-repeated="16382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ST102</text:p>
          </table:table-cell>
          <table:table-cell table:number-columns-repeated="16382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ST205</text:p>
          </table:table-cell>
          <table:table-cell table:number-columns-repeated="16382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ST306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GE101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GE201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CS207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CS310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CS360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CS410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CS450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FR301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FR401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FR407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CH202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CH304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CH307</text:p>
          </table:table-cell>
          <table:table-cell table:number-columns-repeated="16382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MU102</text:p>
          </table:table-cell>
          <table:table-cell table:number-columns-repeated="16382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MU103</text:p>
          </table:table-cell>
          <table:table-cell table:number-columns-repeated="16382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MU304</text:p>
          </table:table-cell>
          <table:table-cell table:number-columns-repeated="16382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MU307</text:p>
          </table:table-cell>
          <table:table-cell table:number-columns-repeated="16382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PH206</text:p>
          </table:table-cell>
          <table:table-cell table:number-columns-repeated="16382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PH208</text:p>
          </table:table-cell>
          <table:table-cell table:number-columns-repeated="16382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PH306</text:p>
          </table:table-cell>
          <table:table-cell table:number-columns-repeated="16382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PH406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EL101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EL206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EL207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EL309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EL401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EL405</text:p>
          </table:table-cell>
          <table:table-cell table:number-columns-repeated="16382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EL105</text:p>
          </table:table-cell>
          <table:table-cell table:number-columns-repeated="16382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EL207</text:p>
          </table:table-cell>
          <table:table-cell table:number-columns-repeated="16382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EL209</text:p>
          </table:table-cell>
          <table:table-cell table:number-columns-repeated="16382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EL303</text:p>
          </table:table-cell>
          <table:table-cell table:number-columns-repeated="16382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EL401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PE101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PE103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PE106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PE108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PE203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PH102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PH206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PH306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PH406</text:p>
          </table:table-cell>
          <table:table-cell table:number-columns-repeated="16382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FR102</text:p>
          </table:table-cell>
          <table:table-cell table:number-columns-repeated="16382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FR201</text:p>
          </table:table-cell>
          <table:table-cell table:number-columns-repeated="16382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FR301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PH101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PH102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PH103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PH206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MU101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MU102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MU204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MU208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MU407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PE103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PE106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PE108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PE201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PE203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CS102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CS103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CS202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CS310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CS320</text:p>
          </table:table-cell>
          <table:table-cell table:number-columns-repeated="16382"/>
        </table:table-row>
        <table:table-row table:number-rows-repeated="1048411" table:style-name="ro1">
          <table:table-cell table:number-columns-repeated="16384"/>
        </table:table-row>
      </table:table>
      <table:named-expressions>
        <table:named-range table:name="can_teach" table:cell-range-address="can_teach.$A$1:can_teach.$B$165" table:base-cell-address="can_teach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5:05Z</meta:creation-date>
    <dc:date>2014-04-15T06:55:05Z</dc:date>
  </office:meta>
</office:document-meta>
</file>